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300000001FDD100CD1BA5F3C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custom body font" svg:font-family="'custom body fon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503bf" officeooo:paragraph-rsid="000503bf"/>
    </style:style>
    <style:style style:name="P2" style:family="paragraph" style:parent-style-name="Standard" style:list-style-name="L2">
      <style:paragraph-properties fo:line-height="150%"/>
      <style:text-properties officeooo:rsid="0005109c" officeooo:paragraph-rsid="0005109c"/>
    </style:style>
    <style:style style:name="P3" style:family="paragraph" style:parent-style-name="Standard" style:list-style-name="L3">
      <style:paragraph-properties fo:line-height="150%"/>
      <style:text-properties officeooo:rsid="0005109c" officeooo:paragraph-rsid="0005109c"/>
    </style:style>
    <style:style style:name="P4" style:family="paragraph" style:parent-style-name="Standard" style:list-style-name="L4">
      <style:paragraph-properties fo:line-height="150%"/>
      <style:text-properties officeooo:rsid="0005109c" officeooo:paragraph-rsid="0005109c"/>
    </style:style>
    <style:style style:name="P5" style:family="paragraph" style:parent-style-name="Standard">
      <style:paragraph-properties fo:line-height="150%"/>
      <style:text-properties officeooo:rsid="0005109c" officeooo:paragraph-rsid="0005109c"/>
    </style:style>
    <style:style style:name="P6" style:family="paragraph" style:parent-style-name="Standard" style:list-style-name="L5">
      <style:paragraph-properties fo:line-height="150%"/>
      <style:text-properties officeooo:rsid="00063f52" officeooo:paragraph-rsid="00063f52"/>
    </style:style>
    <style:style style:name="P7" style:family="paragraph" style:parent-style-name="Standard">
      <style:paragraph-properties fo:line-height="150%"/>
      <style:text-properties officeooo:rsid="00063f52" officeooo:paragraph-rsid="00063f52"/>
    </style:style>
    <style:style style:name="P8" style:family="paragraph" style:parent-style-name="Standard" style:list-style-name="L6">
      <style:paragraph-properties fo:line-height="150%"/>
      <style:text-properties officeooo:rsid="00063f52" officeooo:paragraph-rsid="00063f52"/>
    </style:style>
    <style:style style:name="P9" style:family="paragraph" style:parent-style-name="Standard" style:list-style-name="L7">
      <style:paragraph-properties fo:line-height="150%"/>
      <style:text-properties officeooo:rsid="00063f52" officeooo:paragraph-rsid="00063f52"/>
    </style:style>
    <style:style style:name="P10" style:family="paragraph" style:parent-style-name="Standard" style:list-style-name="L9">
      <style:paragraph-properties fo:line-height="150%"/>
      <style:text-properties officeooo:rsid="0007b681" officeooo:paragraph-rsid="0007b681"/>
    </style:style>
    <style:style style:name="P11" style:family="paragraph" style:parent-style-name="Standard" style:list-style-name="L10">
      <style:paragraph-properties fo:line-height="150%"/>
      <style:text-properties officeooo:rsid="00091919" officeooo:paragraph-rsid="00091919"/>
    </style:style>
    <style:style style:name="P12" style:family="paragraph" style:parent-style-name="Standard" style:list-style-name="L11">
      <style:paragraph-properties fo:line-height="150%"/>
      <style:text-properties officeooo:rsid="00091919" officeooo:paragraph-rsid="00091919"/>
    </style:style>
    <style:style style:name="P13" style:family="paragraph" style:parent-style-name="Standard" style:list-style-name="L12">
      <style:paragraph-properties fo:line-height="150%"/>
      <style:text-properties officeooo:rsid="000acf01" officeooo:paragraph-rsid="000acf01"/>
    </style:style>
    <style:style style:name="P14" style:family="paragraph" style:parent-style-name="Standard" style:list-style-name="L13">
      <style:paragraph-properties fo:line-height="150%"/>
      <style:text-properties officeooo:rsid="000d98aa" officeooo:paragraph-rsid="000d98aa"/>
    </style:style>
    <style:style style:name="P15" style:family="paragraph" style:parent-style-name="Standard" style:list-style-name="L14">
      <style:paragraph-properties fo:line-height="150%"/>
      <style:text-properties officeooo:rsid="000f72cd" officeooo:paragraph-rsid="000f72cd"/>
    </style:style>
    <style:style style:name="P16" style:family="paragraph" style:parent-style-name="Standard" style:list-style-name="L15">
      <style:paragraph-properties fo:line-height="150%"/>
      <style:text-properties officeooo:rsid="000ffb1b" officeooo:paragraph-rsid="000ffb1b"/>
    </style:style>
    <style:style style:name="P17" style:family="paragraph" style:parent-style-name="Standard" style:list-style-name="L16">
      <style:paragraph-properties fo:line-height="150%"/>
      <style:text-properties officeooo:rsid="00101df6" officeooo:paragraph-rsid="00101df6"/>
    </style:style>
    <style:style style:name="P18" style:family="paragraph" style:parent-style-name="Standard" style:list-style-name="L17">
      <style:paragraph-properties fo:line-height="150%"/>
      <style:text-properties officeooo:rsid="00101df6" officeooo:paragraph-rsid="00101df6"/>
    </style:style>
    <style:style style:name="P19" style:family="paragraph" style:parent-style-name="Standard">
      <style:paragraph-properties fo:line-height="150%"/>
      <style:text-properties officeooo:rsid="00110cd9" officeooo:paragraph-rsid="00110cd9"/>
    </style:style>
    <style:style style:name="P20" style:family="paragraph" style:parent-style-name="Standard" style:list-style-name="L18">
      <style:paragraph-properties fo:line-height="150%"/>
      <style:text-properties officeooo:rsid="00110cd9" officeooo:paragraph-rsid="00110cd9"/>
    </style:style>
    <style:style style:name="P21" style:family="paragraph" style:parent-style-name="Standard" style:list-style-name="L19">
      <style:paragraph-properties fo:line-height="150%"/>
      <style:text-properties officeooo:rsid="00110cd9" officeooo:paragraph-rsid="00110cd9"/>
    </style:style>
    <style:style style:name="P22" style:family="paragraph" style:parent-style-name="Standard" style:list-style-name="L20">
      <style:paragraph-properties fo:line-height="150%"/>
      <style:text-properties officeooo:rsid="00119aa8" officeooo:paragraph-rsid="00119aa8"/>
    </style:style>
    <style:style style:name="P23" style:family="paragraph" style:parent-style-name="Standard" style:list-style-name="L21">
      <style:paragraph-properties fo:line-height="150%"/>
      <style:text-properties officeooo:rsid="00119aa8" officeooo:paragraph-rsid="00119aa8"/>
    </style:style>
    <style:style style:name="P24" style:family="paragraph" style:parent-style-name="Standard" style:list-style-name="L22">
      <style:paragraph-properties fo:line-height="150%"/>
      <style:text-properties officeooo:rsid="0011ccac" officeooo:paragraph-rsid="0011ccac"/>
    </style:style>
    <style:style style:name="P25" style:family="paragraph" style:parent-style-name="Standard" style:list-style-name="L24">
      <style:paragraph-properties fo:line-height="150%"/>
      <style:text-properties officeooo:rsid="0011ccac" officeooo:paragraph-rsid="0011ccac"/>
    </style:style>
    <style:style style:name="P26" style:family="paragraph" style:parent-style-name="Standard" style:list-style-name="L25">
      <style:paragraph-properties fo:line-height="150%"/>
      <style:text-properties officeooo:rsid="001368cd" officeooo:paragraph-rsid="001368cd"/>
    </style:style>
    <style:style style:name="P27" style:family="paragraph" style:parent-style-name="Standard" style:list-style-name="L26">
      <style:paragraph-properties fo:line-height="150%"/>
      <style:text-properties officeooo:rsid="001368cd" officeooo:paragraph-rsid="001368cd"/>
    </style:style>
    <style:style style:name="P28" style:family="paragraph" style:parent-style-name="Standard" style:list-style-name="L27">
      <style:paragraph-properties fo:line-height="150%"/>
      <style:text-properties officeooo:rsid="001368cd" officeooo:paragraph-rsid="001368cd"/>
    </style:style>
    <style:style style:name="P29" style:family="paragraph" style:parent-style-name="Standard">
      <style:paragraph-properties fo:line-height="150%"/>
      <style:text-properties fo:font-size="14pt" fo:font-weight="bold" officeooo:rsid="000503bf" officeooo:paragraph-rsid="000503bf" style:font-weight-asian="bold" style:font-weight-complex="bold"/>
    </style:style>
    <style:style style:name="P30" style:family="paragraph" style:parent-style-name="Standard">
      <style:paragraph-properties fo:line-height="150%"/>
      <style:text-properties fo:font-size="14pt" fo:font-weight="bold" officeooo:paragraph-rsid="000503bf" style:font-weight-asian="bold" style:font-weight-complex="bold"/>
    </style:style>
    <style:style style:name="P31" style:family="paragraph" style:parent-style-name="Standard">
      <style:paragraph-properties fo:line-height="150%"/>
      <style:text-properties style:text-underline-style="solid" style:text-underline-width="auto" style:text-underline-color="font-color" officeooo:rsid="000503bf" officeooo:paragraph-rsid="000503bf"/>
    </style:style>
    <style:style style:name="P32" style:family="paragraph" style:parent-style-name="Standard">
      <style:paragraph-properties fo:line-height="150%"/>
      <style:text-properties style:text-underline-style="solid" style:text-underline-width="auto" style:text-underline-color="font-color" officeooo:rsid="0005109c" officeooo:paragraph-rsid="0005109c"/>
    </style:style>
    <style:style style:name="P33" style:family="paragraph" style:parent-style-name="Standard">
      <style:paragraph-properties fo:line-height="150%"/>
      <style:text-properties style:text-underline-style="solid" style:text-underline-width="auto" style:text-underline-color="font-color" officeooo:rsid="00063f52" officeooo:paragraph-rsid="00063f52"/>
    </style:style>
    <style:style style:name="P34" style:family="paragraph" style:parent-style-name="Standard">
      <style:paragraph-properties fo:line-height="150%"/>
      <style:text-properties style:text-underline-style="solid" style:text-underline-width="auto" style:text-underline-color="font-color" officeooo:rsid="00110cd9" officeooo:paragraph-rsid="00110cd9"/>
    </style:style>
    <style:style style:name="P35" style:family="paragraph" style:parent-style-name="Standard">
      <style:paragraph-properties fo:line-height="150%"/>
      <style:text-properties style:text-underline-style="solid" style:text-underline-width="auto" style:text-underline-color="font-color" officeooo:rsid="000ffb1b" officeooo:paragraph-rsid="000ffb1b"/>
    </style:style>
    <style:style style:name="P36" style:family="paragraph" style:parent-style-name="Standard">
      <style:paragraph-properties fo:line-height="150%"/>
      <style:text-properties fo:color="#f10d0c" fo:font-size="18pt" style:text-underline-style="solid" style:text-underline-width="auto" style:text-underline-color="font-color" fo:font-weight="bold" officeooo:rsid="000503bf" officeooo:paragraph-rsid="000503bf" style:font-weight-asian="bold" style:font-weight-complex="bold"/>
    </style:style>
    <style:style style:name="P37" style:family="paragraph" style:parent-style-name="Standard">
      <style:paragraph-properties fo:line-height="150%"/>
      <style:text-properties fo:color="#f10d0c" fo:font-size="18pt" style:text-underline-style="solid" style:text-underline-width="auto" style:text-underline-color="font-color" fo:font-weight="bold" officeooo:rsid="00110cd9" officeooo:paragraph-rsid="00110cd9" style:font-weight-asian="bold" style:font-weight-complex="bold"/>
    </style:style>
    <style:style style:name="P38" style:family="paragraph" style:parent-style-name="Standard">
      <style:paragraph-properties fo:line-height="150%"/>
      <style:text-properties fo:color="#f10d0c" fo:font-size="18pt" style:text-underline-style="solid" style:text-underline-width="auto" style:text-underline-color="font-color" fo:font-weight="bold" officeooo:rsid="00063f52" officeooo:paragraph-rsid="00063f52" style:font-weight-asian="bold" style:font-weight-complex="bold"/>
    </style:style>
    <style:style style:name="P39" style:family="paragraph" style:parent-style-name="Standard">
      <style:paragraph-properties fo:line-height="150%" fo:text-align="center" style:justify-single-word="false"/>
      <style:text-properties fo:color="#2a6099" fo:font-size="26pt" fo:font-weight="bold" officeooo:rsid="000503bf" officeooo:paragraph-rsid="000503bf" style:font-weight-asian="bold" style:font-weight-complex="bold"/>
    </style:style>
    <style:style style:name="P40" style:family="paragraph" style:parent-style-name="Standard">
      <style:paragraph-properties fo:line-height="150%"/>
      <style:text-properties officeooo:paragraph-rsid="000503bf"/>
    </style:style>
    <style:style style:name="P41" style:family="paragraph" style:parent-style-name="Standard" style:list-style-name="L7">
      <style:paragraph-properties fo:line-height="150%"/>
      <style:text-properties officeooo:paragraph-rsid="00063f52"/>
    </style:style>
    <style:style style:name="P42" style:family="paragraph" style:parent-style-name="Standard" style:list-style-name="L8">
      <style:paragraph-properties fo:line-height="150%"/>
      <style:text-properties officeooo:paragraph-rsid="00063f52"/>
    </style:style>
    <style:style style:name="T1" style:family="text">
      <style:text-properties officeooo:rsid="000503bf"/>
    </style:style>
    <style:style style:name="T2" style:family="text">
      <style:text-properties officeooo:rsid="00063f52"/>
    </style:style>
    <style:style style:name="T3" style:family="text">
      <style:text-properties officeooo:rsid="000ffb1b"/>
    </style:style>
    <style:style style:name="T4" style:family="text">
      <style:text-properties officeooo:rsid="00101df6"/>
    </style:style>
    <style:style style:name="T5" style:family="text">
      <style:text-properties officeooo:rsid="00110cd9"/>
    </style:style>
    <style:style style:name="T6" style:family="text">
      <style:text-properties officeooo:rsid="001368cd"/>
    </style:style>
    <style:style style:name="T7" style:family="text">
      <style:text-properties officeooo:rsid="00143b36"/>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368cd"/>
    </style:style>
    <style:style style:name="T10" style:family="text">
      <style:text-properties style:text-underline-style="solid" style:text-underline-width="auto" style:text-underline-color="font-color" officeooo:rsid="000ffb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Họ và tên: Nguyễn Văn Tâm</text:p>
      <text:p text:style-name="P29">MSSV: 18021116</text:p>
      <text:p text:style-name="P30"><text:span text:style-name="T1">Mã LMH: 2021II_INT3120_3</text:span></text:p>
      <text:p text:style-name="P40"/>
      <text:p text:style-name="P1">Courses khoá học đã đăng ký: <text:a xlink:type="simple" xlink:href="https://www.udacity.com/course/intro-to-ios-app-development-with-swift--ud585" text:style-name="Internet_20_link" text:visited-style-name="Visited_20_Internet_20_Link">https://www.udacity.com/course/intro-to-ios-app-development-with-swift--ud585</text:a> (Swift)</text:p>
      <text:p text:style-name="P1"/>
      <text:p text:style-name="P39">Báo cáo về khoá học</text:p>
      <text:p text:style-name="P1"/>
      <text:p text:style-name="P36">Lesson 1: Introduction and Xcode</text:p>
      <text:p text:style-name="P1"/>
      <text:p text:style-name="P31">1, Introduction</text:p>
      <text:p text:style-name="P31">2, Courses map</text:p>
      <text:p text:style-name="P1"/>
      <text:p text:style-name="P31">3, Pitch Perfect Overview:</text:p>
      <text:list xml:id="list216355095" text:style-name="L2">
        <text:list-item>
          <text:p text:style-name="P2">Pitch Perfect cho phép bạn ghi giọng nói của bạn và phát chúng ra nhiều hiệu ứng âm thanh khác nhau</text:p>
        </text:list-item>
        <text:list-item>
          <text:p text:style-name="P2">Màn hình đầu tiên là nhắc nhở bạn ghi âm giọng nói của mình</text:p>
        </text:list-item>
        <text:list-item>
          <text:p text:style-name="P2">Màn hình thứ 2 hiện ra sau khi bạn ghi âm xong giọng nói của mình giúp bạn có thể chọn hiệu ứng âm thanh bạn muốn nghe</text:p>
          <text:p text:style-name="P2"/>
        </text:list-item>
      </text:list>
      <text:p text:style-name="P32">4, Creating a Hello World Swift iOS App:</text:p>
      <text:list xml:id="list3059691089" text:style-name="L3">
        <text:list-item>
          <text:p text:style-name="P3">Tạo 1 project và thực hiện viết code</text:p>
          <text:p text:style-name="P3"/>
        </text:list-item>
      </text:list>
      <text:p text:style-name="P32">5, Tour of Xcode:</text:p>
      <text:list xml:id="list3075505125" text:style-name="L4">
        <text:list-item>
          <text:p text:style-name="P4">Giới thiệu về các phần, các khung chức năng của Xcode như Navigation Panel, Content Area, Inspector Panel, main.storyboard, …</text:p>
        </text:list-item>
      </text:list>
      <text:p text:style-name="P5"/>
      <text:p text:style-name="P33">6, Document Outline in Xcode</text:p>
      <text:list xml:id="list276616775" text:style-name="L5">
        <text:list-item>
          <text:p text:style-name="P6">Giới thiệu về Document Outline</text:p>
        </text:list-item>
      </text:list>
      <text:p text:style-name="P7"/>
      <text:p text:style-name="P33">7, Xcode Shortcuts</text:p>
      <text:list xml:id="list1443281514" text:style-name="L6">
        <text:list-item>
          <text:p text:style-name="P8">Giới thiệu về các phím tắt của Xcode</text:p>
        </text:list-item>
      </text:list>
      <text:p text:style-name="P7"><text:soft-page-break/></text:p>
      <text:p text:style-name="P33">8, Introduction to the MVC Pattern</text:p>
      <text:list xml:id="list2905074121" text:style-name="L7">
        <text:list-item>
          <text:p text:style-name="P9">Giới thiệu về Model View Controller</text:p>
        </text:list-item>
        <text:list-item>
          <text:p text:style-name="P41"><text:span text:style-name="T2">Gồm 3 phần: </text:span></text:p>
        </text:list-item>
      </text:list>
      <text:list xml:id="list1114966070" text:style-name="L8">
        <text:list-item>
          <text:p text:style-name="P42"><text:span text:style-name="T2">View: Gồm graphic và text</text:span></text:p>
        </text:list-item>
        <text:list-item>
          <text:p text:style-name="P42"><text:span text:style-name="T2">Model: Gồm app data</text:span></text:p>
        </text:list-item>
        <text:list-item>
          <text:p text:style-name="P42"><text:span text:style-name="T2">Controller: Kết nối View và Model</text:span></text:p>
        </text:list-item>
      </text:list>
      <text:p text:style-name="P7"/>
      <text:p text:style-name="P33">9, MVC Pattern in Mail.app</text:p>
      <text:p text:style-name="P33">10, What’s Next</text:p>
      <text:p text:style-name="P7"/>
      <text:p text:style-name="P7"/>
      <text:p text:style-name="P37">Lesson 2: AutoLayout and Buttons</text:p>
      <text:p text:style-name="P19"/>
      <text:p text:style-name="P34">1, Introduction</text:p>
      <text:p text:style-name="P34">2, Intro to the Storyboard</text:p>
      <text:list xml:id="list1993869495" text:style-name="L18">
        <text:list-item>
          <text:p text:style-name="P20">Giới thiệu về storyborad và cách thêm Button vào 1 view</text:p>
        </text:list-item>
      </text:list>
      <text:p text:style-name="P34">3, AutoLayout Basics</text:p>
      <text:list xml:id="list2903673686" text:style-name="L19">
        <text:list-item>
          <text:p text:style-name="P21">Giới thiệu về layout</text:p>
        </text:list-item>
      </text:list>
      <text:p text:style-name="P34">4, AutoLayout Minium info Needed</text:p>
      <text:list xml:id="list1833779154" text:style-name="L20">
        <text:list-item>
          <text:p text:style-name="P22">Giới thiệu kỹ hơn về layout constraints</text:p>
        </text:list-item>
      </text:list>
      <text:p text:style-name="P34">5, Quiz on AutoLayout Constraints</text:p>
      <text:p text:style-name="P34">6, Constraints to the Record Button</text:p>
      <text:list xml:id="list2603708757" text:style-name="L21">
        <text:list-item>
          <text:p text:style-name="P23">Layout nút record vào giữa màn hình </text:p>
        </text:list-item>
      </text:list>
      <text:p text:style-name="P34">7, Alternative Way to Create Constraints</text:p>
      <text:list xml:id="list860195266" text:style-name="L22">
        <text:list-item>
          <text:p text:style-name="P24">1 cách khác để constraint là ctrl+giữ chuột trái vào đối tượng mình muốn layout và di chuyển đến phần hay đối tượng mà mình muốn đối tượng của mình muốn layout tới và chọn các layout mình muốn bằng cách giữ nút shift và click</text:p>
        </text:list-item>
      </text:list>
      <text:p text:style-name="P34">8, Adding Code to UIElement<draw:frame draw:style-name="fr1" draw:name="Image1" text:anchor-type="char" svg:x="2.0445in" svg:y="0.1846in" svg:width="0.3382in" svg:height="0.2181in" draw:z-index="0"><draw:image xlink:href="Pictures/10000201000000300000001FDD100CD1BA5F3C16.png" xlink:type="simple" xlink:show="embed" xlink:actuate="onLoad" loext:mime-type="image/png"/></draw:frame></text:p>
      <text:list xml:id="list529390767" text:style-name="L24">
        <text:list-item>
          <text:p text:style-name="P25">Tại storyboard chọn : <text:s text:c="15"/><text:tab/>ở <text:span text:style-name="T7">góc trên bên phải </text:span>để mở assitant</text:p>
          <text:p text:style-name="P25"/>
        </text:list-item>
        <text:list-item>
          <text:p text:style-name="P25">sau đó giữ ctrl+giữ chuột vào đối tượng mình muốn add và kéo vào <text:span text:style-name="T6">view controller để add thêm code mình muốn của đối tượng đó vào view controller mình muốn</text:span></text:p>
        </text:list-item>
      </text:list>
      <text:p text:style-name="P34"><text:soft-page-break/>9, From Code to UIElement</text:p>
      <text:list xml:id="list2645376559" text:style-name="L25">
        <text:list-item>
          <text:p text:style-name="P26"><text:bookmark-start text:name="__DdeLink__1_667351264"/>Tiếp tục add thêm recordingLabel vào storyboard và tiếp tục làm như bước 8 để thêm chúng vào view code<text:bookmark-end text:name="__DdeLink__1_667351264"/></text:p>
        </text:list-item>
      </text:list>
      <text:p text:style-name="P19"><text:span text:style-name="T8">10, Note on IBOutlets, IBActions, and Constraints</text:span> </text:p>
      <text:p text:style-name="P34">11, Difference Between IBAction and Constraints</text:p>
      <text:p text:style-name="P19"><text:span text:style-name="T8">12, </text:span><text:span text:style-name="T9">Connecting the Stop Recording Button</text:span><text:span text:style-name="T6"> </text:span></text:p>
      <text:list xml:id="list3423176215" text:style-name="L26">
        <text:list-item>
          <text:p text:style-name="P27">Tiếp tục add thêm stopRecordingButton vào storyboard và tiếp tục làm như bước 8 để thêm chúng vào view code</text:p>
        </text:list-item>
      </text:list>
      <text:p text:style-name="P34">13, <text:span text:style-name="T6">Adding Constraints for the New Button</text:span></text:p>
      <text:list xml:id="list3190463283" text:style-name="L27">
        <text:list-item>
          <text:p text:style-name="P28">Thêm constraints cho recordingLabel và stopRecordingButton</text:p>
        </text:list-item>
      </text:list>
      <text:p text:style-name="P34">14, <text:span text:style-name="T6">More Info on AutoLayout</text:span></text:p>
      <text:p text:style-name="P34">15, <text:span text:style-name="T6">Where Do Button Come From</text:span></text:p>
      <text:p text:style-name="P7"/>
      <text:p text:style-name="P7"/>
      <text:p text:style-name="P38">Lesson <text:span text:style-name="T5">3</text:span>: ViewController and Multiple Views</text:p>
      <text:p text:style-name="P7"/>
      <text:p text:style-name="P7">1, <text:span text:style-name="T8">Introduction</text:span></text:p>
      <text:p text:style-name="P33">2, Application Lifecycle</text:p>
      <text:list xml:id="list797819259" text:style-name="L9">
        <text:list-item>
          <text:p text:style-name="P10">Vòng đời của 1 app bao gồm 5 giai đoạn: NotRunning , Inactive, Active, Background và Suspended</text:p>
        </text:list-item>
      </text:list>
      <text:p text:style-name="P33">3, Opening Documentation in Xcode</text:p>
      <text:p text:style-name="P33">4, UIViewController viewDidLoad</text:p>
      <text:list xml:id="list3824801271" text:style-name="L10">
        <text:list-item>
          <text:p text:style-name="P11">viewDidLoad thực trước viewWillAppear</text:p>
        </text:list-item>
      </text:list>
      <text:p text:style-name="P33">5, ViewDidLoad and Friends</text:p>
      <text:list xml:id="list1268765902" text:style-name="L11">
        <text:list-item>
          <text:p text:style-name="P12">viewWillAppear và viewWillDisappear sẽ luôn thực hiện trước viewDidAppear và viewDidDisappear</text:p>
        </text:list-item>
      </text:list>
      <text:p text:style-name="P33">6, Setting State Before a View Appears</text:p>
      <text:list xml:id="list1395315721" text:style-name="L12">
        <text:list-item>
          <text:p text:style-name="P13">viewWillAppear được gọi ngay khi root view xuất hiện, còn viewDidAppear được gọi ngay sau khi view xuất hiện</text:p>
        </text:list-item>
      </text:list>
      <text:p text:style-name="P33">7, Enable and Disable the Recording Buttons</text:p>
      <text:list xml:id="list2270652109" text:style-name="L13">
        <text:list-item>
          <text:p text:style-name="P14">Tạo IBOutlet cho các đối tượng recordButton, stopRecordingButton, recordingLabel và kết nối chúng với UIElement của chúng</text:p>
        </text:list-item>
      </text:list>
      <text:p text:style-name="P33">8, Adding Images to the Recording Buttons</text:p>
      <text:list xml:id="list1630115315" text:style-name="L14">
        <text:list-item>
          <text:p text:style-name="P15">Add thêm ảnh vào Assets.xcassets</text:p>
        </text:list-item>
        <text:list-item>
          <text:p text:style-name="P15"><text:soft-page-break/>Add thêm ảnh vào nút record và nút stop record</text:p>
        </text:list-item>
      </text:list>
      <text:p text:style-name="P33">9, Resizing the Stop Recording Button</text:p>
      <text:p text:style-name="P35">10, Disabling the Stop Recording Button</text:p>
      <text:p text:style-name="P33">1<text:span text:style-name="T3">1</text:span>, How to enable or disable a UIButton</text:p>
      <text:list xml:id="list3690556918" text:style-name="L15">
        <text:list-item>
          <text:p text:style-name="P16">học cách enable nút stop recording khi chúng ta mới mở app lên và chưa ghi âm</text:p>
        </text:list-item>
      </text:list>
      <text:p text:style-name="P7">1<text:span text:style-name="T10">2</text:span><text:span text:style-name="T8">, </text:span><text:span text:style-name="T10">Enabling and Disabling the Button</text:span></text:p>
      <text:p text:style-name="P33">1<text:span text:style-name="T3">3</text:span>, <text:span text:style-name="T3">Multiple Views</text:span></text:p>
      <text:p text:style-name="P33">1<text:span text:style-name="T3">4</text:span>, Us<text:span text:style-name="T3">ing a UINavigation Controller</text:span></text:p>
      <text:list xml:id="list2363936810" text:style-name="L16">
        <text:list-item>
          <text:p text:style-name="P17">Sử dụng UINavigation Controller</text:p>
        </text:list-item>
      </text:list>
      <text:p text:style-name="P33">1<text:span text:style-name="T3">5</text:span>, <text:span text:style-name="T3">Adding a Second View Controller</text:span></text:p>
      <text:list xml:id="list2256042853" text:style-name="L17">
        <text:list-item>
          <text:p text:style-name="P18">Thêm 1 màn hình mới để sau khi nhấn stop recording thì màn hình đó sẽ hiện ra và để mình có thể nghe được giọng mình theo từng kiểu khác nhau</text:p>
        </text:list-item>
      </text:list>
      <text:p text:style-name="P7"><text:span text:style-name="T8">1</text:span><text:span text:style-name="T10">6</text:span><text:span text:style-name="T8">, </text:span><text:span text:style-name="T10">UINavigationController </text:span><text:span text:style-name="T4">(Trả lời câu hỏi. Đáp án D)</text:span></text:p>
      <text:p text:style-name="P33">1<text:span text:style-name="T3">7</text:span>, <text:span text:style-name="T3">Recap and Next Steps</text:span></text:p>
      <text:p text:style-name="P33">1<text:span text:style-name="T3">8</text:span>, <text:span text:style-name="T3">Recap What U Have Learn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custom body font" svg:font-family="'custom body fon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2-26T17:38:06.091620816</meta:creation-date>
    <meta:generator>LibreOffice/6.4.7.2$MacOSX_X86_64 LibreOffice_project/639b8ac485750d5696d7590a72ef1b496725cfb5</meta:generator>
    <dc:date>2021-02-26T21:22:33.612176912</dc:date>
    <meta:editing-duration>PT15M8S</meta:editing-duration>
    <meta:editing-cycles>4</meta:editing-cycles>
    <meta:document-statistic meta:table-count="0" meta:image-count="1" meta:object-count="0" meta:page-count="4" meta:paragraph-count="86" meta:word-count="724" meta:character-count="3932" meta:non-whitespace-character-count="3307"/>
  </office:meta>
</office:document-meta>
</file>